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28815" officeooo:paragraph-rsid="001304d4"/>
    </style:style>
    <style:style style:name="P2" style:family="paragraph" style:parent-style-name="Header">
      <style:text-properties officeooo:rsid="001304d4" officeooo:paragraph-rsid="001304d4"/>
    </style:style>
    <style:style style:name="P3" style:family="paragraph" style:parent-style-name="Header">
      <style:text-properties officeooo:rsid="00128815" officeooo:paragraph-rsid="00128815"/>
    </style:style>
    <style:style style:name="P4" style:family="paragraph" style:parent-style-name="Heading_20_5">
      <style:text-properties officeooo:paragraph-rsid="0016180c"/>
    </style:style>
    <style:style style:name="P5" style:family="paragraph" style:parent-style-name="Standard">
      <style:paragraph-properties fo:margin-top="0.101cm" fo:margin-bottom="0.101cm" style:contextual-spacing="false" fo:line-height="100%"/>
      <style:text-properties fo:font-size="11pt" officeooo:paragraph-rsid="0016180c" style:font-size-asian="11pt" style:font-size-complex="11pt"/>
    </style:style>
    <style:style style:name="P6" style:family="paragraph" style:parent-style-name="Standard">
      <style:paragraph-properties fo:margin-top="0.101cm" fo:margin-bottom="0.101cm" style:contextual-spacing="false" fo:line-height="100%"/>
      <style:text-properties officeooo:paragraph-rsid="0016180c"/>
    </style:style>
    <style:style style:name="T1" style:family="text">
      <style:text-properties officeooo:rsid="001304d4"/>
    </style:style>
    <style:style style:name="T2" style:family="text">
      <style:text-properties officeooo:rsid="0015a198"/>
    </style:style>
    <style:style style:name="T3" style:family="text">
      <style:text-properties officeooo:rsid="0016180c"/>
    </style:style>
    <style:style style:name="T4"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5"><text:span text:style-name="T3">S</text:span>ubtraktiven Farbmischung</text:h>
      <text:p text:style-name="P6"><text:span text:style-name="T4">Die Präsentation zur subtraktiven Farbmischung war für mich persönlich eine positive Erfahrung. Die klare Beschreibung und die praktische Demonstration mit einem Exponat haben mir gut gefallen. Auch die geschickte Verbindung zwischen additiver  und subtraktiver Farbmischung hat mir einen besseren Einblick verschafft. Leider haben das Schaubild, das zu klein war, das leise Sprechen und die  falsch beantwortete Frage zur Mischung von Wasserfarben die Qualität der Präsentation etwas getrübt.</text:span></text:p>
      <text:h text:style-name="Heading_20_5" text:outline-level="5">Ames-Raum-Präsentation</text:h>
      <text:p text:style-name="P5">Meine Erfahrung mit der Ames-Raum-Präsentation war insgesamt positiv. Der Redefluss war beeindruckend und die Veranschaulichung klar trotz der schwierigen Umstände. Auch die spätere Beantwortung der Sehwinkelfrage wurde gut gelöst. Der einzige Kritikpunkt war die etwas zu kleine Darstellung der Bilder, was jedoch den Gesamteindruck nicht entscheidend beeinträchtigte.</text:p>
      <text:h text:style-name="Heading_20_5" text:outline-level="5">Jakobsleiter</text:h>
      <text:p text:style-name="P5">Die Jakobsleiter-Präsentation hat mir persönlich gut gefallen. Allerdings fiel mir auf, dass die Redeanteile ungleich verteilt waren und es Momente gab, in denen die Präsentation etwas langatmig wirkte.</text:p>
      <text:h text:style-name="Heading_20_5" text:outline-level="5">Lorenzkraft </text:h>
      <text:p text:style-name="P5">Meine Erfahrung mit der Lorenzkraft-Präsentation war <text:span text:style-name="T2">sehr gut</text:span>. Besonders das deutliche Sprechen und die gute Einleitung haben mich angesprochen. Die Erklärung der Fingerregel und die Darstellung der physikalischen Konzepte haben mir gut gefallen. Allerdings schien der Vortrag an einigen Stellen abgelesen zu wirken.</text:p>
      <text:h text:style-name="Heading_20_5" text:outline-level="5">Kundtsches-Rohr </text:h>
      <text:p text:style-name="P5">Die Kundtsches-Rohr-Präsentation empfand ich als gelungen. Besonders aufgrund des deutlichen Sprechens und der anschaulichen Veranschaulichung von Schall. Jedoch fiel mir auf, dass die Redeanteile ungleich verteilt waren. Das brachte die Präsentation etwas aus dem Gleichgewicht.</text:p>
      <text:h text:style-name="Heading_20_5" text:outline-level="5">Unterdruck </text:h>
      <text:p text:style-name="P5">Die Unterdruck-Präsentation war anschaulich. Es wurde ein Blatt ausgeteilt und die Erklärung war aufbauend. Das Sprechen war jedoch etwas leise. Das Schaubild hätte größer sein können, um die Präsentation noch effektiver zu gestalten.</text:p>
      <text:h text:style-name="Heading_20_5" text:outline-level="5">Kartesische Taucher </text:h>
      <text:p text:style-name="P5">Die Kartesische Taucher-Präsentation hat mich durch einen verständlichen Aufbau und eine klare Erklärung des Exponats überzeugt. Allerdings empfand ich das Sprechen als zu leise, was die Effektivität der Präsentation beeinträchtigte. Insgesamt jedoch eine gelungene Darstellung.</text:p>
      <text:h text:style-name="Heading_20_5" text:outline-level="5">Nebelkammer </text:h>
      <text:p text:style-name="P6"><text:span text:style-name="T4">Die Präsentation über die Nebelkammer war für uns insgesamt eine positive Erfahrung. Die Erstellung der Präsentation und die Zusammenarbeit haben gut funktioniert. Besonders positiv hervorzuheben ist die sorgfältige Ausarbeitung der Präsentation, die klare Struktur und die effektive Zusammenarbeit im Team.<text:line-break/>Allerdings gab es auch einige Herausforderungen. Die Erstellung des Videos geriet etwas in Vergessenheit in den Stress der Klausurenphase, was sich negativ auf die Qualität auswirkte. Es ist verständlich dass in Zeiten intensiver Prüfungsvorbereitung die Ressourcen begrenzt sind, dennoch könnte eine bessere zeitliche Planung helfen, die <text:s text:c="2"/>Qualität des Videos zu verbessern.<text:line-break/>Insgesamt betrachtet war die Präsentation über die Nebelkammer jedoch gelungen, vor allem durch die solide Vorbereitung und die gute Teamarbeit. Zukünftig könnte eine frühzeitige Planung helfen, Stressphasen zu vermeiden und die Qualität aller Elemente der Präsentation zu steiger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8815" officeooo:paragraph-rsid="00128815"/>
    </style:style>
    <style:style style:name="MP2" style:family="paragraph" style:parent-style-name="Header">
      <style:text-properties officeooo:rsid="001304d4" officeooo:paragraph-rsid="001304d4"/>
    </style:style>
    <style:style style:name="MP3" style:family="paragraph" style:parent-style-name="Header">
      <style:text-properties officeooo:rsid="00128815" officeooo:paragraph-rsid="001304d4"/>
    </style:style>
    <style:style style:name="MT1" style:family="text">
      <style:text-properties officeooo:rsid="001304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02.2024<text:tab/>Reflexionsaufgabe Präsentationen/Technik Grundlagen<text:tab/>Simon Feldmann</text:p>
        <text:p text:style-name="MP2">Constance Richter<text:tab/><text:tab/>3005165</text:p>
        <text:p text:style-name="MP3"><text:span text:style-name="MT1">Lukas Schachner<text:tab/></text:span><text:ta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1T13:05:17.771000000</meta:creation-date>
    <dc:date>2024-02-01T16:55:43.702000000</dc:date>
    <meta:editing-duration>PT20M31S</meta:editing-duration>
    <meta:editing-cycles>6</meta:editing-cycles>
    <meta:generator>LibreOffice/7.6.2.1$Windows_X86_64 LibreOffice_project/56f7684011345957bbf33a7ee678afaf4d2ba333</meta:generator>
    <meta:document-statistic meta:table-count="0" meta:image-count="0" meta:object-count="0" meta:page-count="1" meta:paragraph-count="19" meta:word-count="438" meta:character-count="3386" meta:non-whitespace-character-count="2955"/>
  </office:meta>
</office:document-meta>
</file>